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1cm" svg:height="8.591cm" svg:x="0.1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3T14:01:23.682935629</dc:date>
    <meta:editing-duration>PT5M2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392cm" svg:height="8.592cm" xlink:href="." xlink:type="simple" chart:class="chart:scatter" chart:style-name="ch1">
        <chart:plot-area chart:style-name="ch2" chart:data-source-has-labels="both" svg:x="0.307cm" svg:y="0.171cm" svg:width="14.778cm" svg:height="8.25cm">
          <chartooo:coordinate-region svg:x="0.849cm" svg:y="0.37cm" svg:width="14.142cm" svg:height="7.85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